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 table:number-rows-repeated="46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 table:number-rows-repeated="3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">
            <text:p>2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33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13">
            <text:p>13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1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1">
          <table:table-cell office:value-type="string">
            <text:p>Pruebas</text:p>
          </table:table-cell>
          <table:table-cell table:formula="of:=[Pruebas.C41]" office:value-type="float" office:value="2">
            <text:p>2</text:p>
          </table:table-cell>
        </table:table-row>
        <table:table-row table:style-name="ro1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13">
            <text:p>13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Total</text:p>
          </table:table-cell>
          <table:table-cell table:formula="of:= SUM([.B1:.B6])" office:value-type="float" office:value="415">
            <text:p>4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4/05/2012</text:date>, <text:time>02:44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5-04T02:44:14</dc:date>
    <meta:editing-duration>PT01H12M43S</meta:editing-duration>
    <meta:editing-cycles>90</meta:editing-cycles>
    <meta:generator>OpenOffice.org/3.2$Unix OpenOffice.org_project/320m12$Build-9483</meta:generator>
    <dc:creator>david </dc:creator>
    <meta:document-statistic meta:table-count="5" meta:cell-count="257" meta:object-count="0"/>
  </office:meta>
</office:document-meta>
</file>